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0e255b"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font-size="10.5pt" officeooo:rsid="0027450e" officeooo:paragraph-rsid="000e255b" style:font-size-asian="10.5pt" style:font-weight-asian="normal" style:font-size-complex="10.5pt"/>
    </style:style>
    <style:style style:name="P3" style:family="paragraph" style:parent-style-name="Standard">
      <style:paragraph-properties fo:text-align="justify" style:justify-single-word="false"/>
      <style:text-properties fo:font-size="10.5pt" officeooo:rsid="001133b5" officeooo:paragraph-rsid="000e255b" style:font-size-asian="10.5pt" style:font-weight-asian="normal" style:font-size-complex="10.5pt"/>
    </style:style>
    <style:style style:name="P4" style:family="paragraph" style:parent-style-name="Text_20_body">
      <style:paragraph-properties fo:text-align="justify" style:justify-single-word="false"/>
      <style:text-properties fo:language="fr" fo:country="FR" fo:font-weight="bold" officeooo:rsid="000d711a" officeooo:paragraph-rsid="000e255b" style:language-asian="zxx" style:country-asian="none" style:font-weight-asian="bold" style:language-complex="zxx" style:country-complex="none" style:font-weight-complex="bold"/>
    </style:style>
    <style:style style:name="P5" style:family="paragraph" style:parent-style-name="Text_20_body">
      <style:paragraph-properties fo:text-align="justify" style:justify-single-word="false"/>
      <style:text-properties fo:language="fr" fo:country="FR" fo:font-weight="bold" officeooo:paragraph-rsid="000e255b" style:language-asian="zxx" style:country-asian="none" style:font-weight-asian="bold" style:language-complex="zxx" style:country-complex="none" style:font-weight-complex="bold"/>
    </style:style>
    <style:style style:name="P6" style:family="paragraph" style:parent-style-name="Text_20_body">
      <style:paragraph-properties fo:text-align="justify" style:justify-single-word="false"/>
      <style:text-properties fo:font-size="10.5pt" fo:language="fr" fo:country="FR" fo:font-weight="normal" officeooo:rsid="000d711a" officeooo:paragraph-rsid="000e255b" style:font-size-asian="10.5pt" style:language-asian="zxx" style:country-asian="none" style:font-weight-asian="normal" style:font-size-complex="10.5pt" style:language-complex="zxx" style:country-complex="none" style:font-weight-complex="normal"/>
    </style:style>
    <style:style style:name="P7" style:family="paragraph" style:parent-style-name="Text_20_body">
      <style:paragraph-properties fo:text-align="justify" style:justify-single-word="false"/>
      <style:text-properties fo:font-size="10.5pt" fo:language="fr" fo:country="FR" fo:font-weight="normal" officeooo:rsid="000b7c71" officeooo:paragraph-rsid="000e255b" style:font-size-asian="10.5pt" style:language-asian="zxx" style:country-asian="none" style:font-weight-asian="normal" style:font-size-complex="10.5pt" style:language-complex="zxx" style:country-complex="none" style:font-weight-complex="normal"/>
    </style:style>
    <style:style style:name="P8" style:family="paragraph" style:parent-style-name="Text_20_body">
      <style:paragraph-properties fo:text-align="justify" style:justify-single-word="false"/>
      <style:text-properties fo:font-size="10.5pt" fo:language="fr" fo:country="FR" officeooo:paragraph-rsid="000e255b" style:font-size-asian="10.5pt" style:language-asian="zxx" style:country-asian="none" style:font-size-complex="10.5pt" style:language-complex="zxx" style:country-complex="none"/>
    </style:style>
    <style:style style:name="P9" style:family="paragraph" style:parent-style-name="Text_20_body">
      <style:text-properties officeooo:rsid="000fe4c6" officeooo:paragraph-rsid="000fe4c6"/>
    </style:style>
    <style:style style:name="P10" style:family="paragraph" style:parent-style-name="Text_20_body">
      <style:text-properties style:text-underline-style="solid" style:text-underline-width="auto" style:text-underline-color="font-color" fo:font-weight="bold" officeooo:rsid="000fe4c6" officeooo:paragraph-rsid="000fe4c6"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104f34" officeooo:paragraph-rsid="00104f34" style:font-weight-asian="bold" style:font-weight-complex="bold"/>
    </style:style>
    <style:style style:name="P12" style:family="paragraph" style:parent-style-name="Heading_20_3">
      <style:text-properties officeooo:paragraph-rsid="000e255b"/>
    </style:style>
    <style:style style:name="P13" style:family="paragraph" style:parent-style-name="Heading_20_4">
      <style:text-properties officeooo:paragraph-rsid="000e255b"/>
    </style:style>
    <style:style style:name="T1" style:family="text">
      <style:text-properties officeooo:rsid="000e9e42"/>
    </style:style>
    <style:style style:name="T2" style:family="text">
      <style:text-properties officeooo:rsid="00108167"/>
    </style:style>
    <style:style style:name="T3" style:family="text">
      <style:text-properties officeooo:rsid="001956a1"/>
    </style:style>
    <style:style style:name="T4" style:family="text">
      <style:text-properties officeooo:rsid="000d711a"/>
    </style:style>
    <style:style style:name="T5" style:family="text">
      <style:text-properties officeooo:rsid="000b7c71"/>
    </style:style>
    <style:style style:name="T6" style:family="text">
      <style:text-properties officeooo:rsid="002b1ed7"/>
    </style:style>
    <style:style style:name="T7" style:family="text">
      <style:text-properties fo:font-style="normal" officeooo:rsid="0027450e" style:font-style-asian="normal" style:font-style-complex="normal"/>
    </style:style>
    <style:style style:name="T8" style:family="text">
      <style:text-properties fo:font-style="normal" officeooo:rsid="000b7c71" style:font-style-asian="normal" style:font-style-complex="normal"/>
    </style:style>
    <style:style style:name="T9" style:family="text">
      <style:text-properties fo:font-style="italic" officeooo:rsid="000b7c71" style:font-style-asian="italic" style:font-style-complex="italic"/>
    </style:style>
    <style:style style:name="T10" style:family="text">
      <style:text-properties officeooo:rsid="00104f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 LES BUTS ET MOYENS DES MESURES COMPENSATOIRES</text:p>
      <text:p text:style-name="P9"/>
      <text:p text:style-name="P10">A. Le cadre des mesures compensatoires</text:p>
      <text:p text:style-name="P9"/>
      <text:p text:style-name="P10">1. <text:span text:style-name="T10">L'existence de la compensation pour des projets très divers</text:span></text:p>
      <text:p text:style-name="P9"/>
      <text:p text:style-name="P10">2. L'étude d'impact environnementale préalable à la définition de mesures compensatoires</text:p>
      <text:p text:style-name="P9"/>
      <text:p text:style-name="P11">3. La compensation comme mesures de dernier recours</text:p>
      <text:p text:style-name="P9"/>
      <text:h text:style-name="P12" text:outline-level="3">I. <text:span text:style-name="T1">Le rôle (but et moyens) des mesures compensatoires</text:span></text:h>
      <text:h text:style-name="P13" text:outline-level="4">A. <text:span text:style-name="T2">Le but assigné aux mesures compensatoires</text:span></text:h>
      <text:p text:style-name="P4"><text:toc-mark-start text:id="IMark63155560" text:outline-level="7"/>1. <text:s/>présentation du cadre des études d'impact environnemental<text:toc-mark-end text:id="IMark63155560"/></text:p>
      <text:p text:style-name="P6">Art. R. 122-5 II 7° du Code de <text:span text:style-name="T3">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6">→<text:span text:style-name="T1"> Importance <text:s/>de l'identification des impacts dans l'étude d'impact : éléments constitutifs de l'étude d'impact</text:span></text:p>
      <text:p text:style-name="P6">→<text:span text:style-name="T1">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5"><text:toc-mark-start text:id="IMark63155432" text:outline-level="1"/><text:span text:style-name="T4">2.</text:span> <text:span text:style-name="T5">L'inscription des mesures compensatoires dans le cadre d'activités autorisées et dans les outils de planification</text:span><text:toc-mark-end text:id="IMark63155432"/></text:p>
      <text:p text:style-name="P6">Natura 2000 (art. R. 414-23 IV 2) <text:s/>// espèces protégées (<text:span text:style-name="T3">a</text:span>rrêté du 19 février 2007 fixant les conditions de demande et d’instruction des dérogations définies au 4° de l’article L.411-2 du Code de <text:span text:style-name="T3">l'environnement</text:span>) // eau et milieux aquatiques (art. R. 214-6 4° et R. 214-32 4° du Code de <text:span text:style-name="T3">l'environnement</text:span>) // défrichement (art. L. 311-4 du code forestier)</text:p>
      <text:p text:style-name="P8"/>
      <text:p text:style-name="P8">- <text:span text:style-name="T6">le cadre des mesures compensatoires : l'étude d'impact environnementale</text:span></text:p>
      <text:p text:style-name="P5"><text:toc-mark-start text:id="IMark63155432" text:outline-level="1"/><text:span text:style-name="T5">3.</text:span> <text:toc-mark-start text:id="IMark63108024" text:outline-level="1"/><text:span text:style-name="T5">Les mesures compensatoires sont des mesures de dernier recours</text:span><text:toc-mark-end text:id="IMark63108024"/><text:toc-mark-end text:id="IMark63155432"/></text:p>
      <text:p text:style-name="P7">Doctrine nationale : «  <text:span text:style-name="T7">éviter, réduire, compenser »</text:span></text:p>
      <text:p text:style-name="P2">* Donner la priorité à l'évitement, puis à la réduction,</text:p>
      <text:p text:style-name="P2">* Assurer la cohérence et la complémentarité des mesures environnementales prises au titre de différentes procédures,</text:p>
      <text:p text:style-name="P2">*<text:span text:style-name="T5">de la difficulté d'i</text:span>dentifier <text:span text:style-name="T5">(</text:span><text:span text:style-name="T9">a priori</text:span><text:span text:style-name="T8">)</text:span> et <text:span text:style-name="T5">de</text:span> caractériser les impacts <text:span text:style-name="T5">résiduels</text:span></text:p>
      <text:p text:style-name="P3">Les mesures compensatoires ne sauraient justifiées l'autorisation : importance d la notion d'utilité publique (en particulier pour les travaux d'infrastructures).</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3T18:40:02.160308580</meta:creation-date>
    <dc:date>2014-08-07T08:52:16.480210381</dc:date>
    <meta:editing-duration>PT3H28M15S</meta:editing-duration>
    <meta:editing-cycles>3</meta:editing-cycles>
    <meta:generator>LibreOffice/4.2.4.2$Linux_X86_64 LibreOffice_project/420m0$Build-2</meta:generator>
    <meta:document-statistic meta:table-count="0" meta:image-count="0" meta:object-count="0" meta:page-count="2" meta:paragraph-count="20" meta:word-count="345" meta:character-count="2282" meta:non-whitespace-character-count="1953"/>
  </office:meta>
</office:document-meta>
</file>